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ad72" officeooo:paragraph-rsid="0009ad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ad72" officeooo:paragraph-rsid="0009ad7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9fcd" officeooo:paragraph-rsid="000b9fc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ad72" officeooo:paragraph-rsid="0009ad7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7569" officeooo:paragraph-rsid="000a75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9fcd" officeooo:paragraph-rsid="000b9f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b9fcd"/>
    </style:style>
    <style:style style:name="T1" style:family="text">
      <style:text-properties officeooo:rsid="000b9fcd"/>
    </style:style>
    <style:style style:name="T2" style:family="text">
      <style:text-properties fo:font-size="12pt" fo:font-weight="normal" officeooo:rsid="000b9fcd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10a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1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.6</text:p>
      <text:p text:style-name="P4"/>
      <text:p text:style-name="P2">- Escribe alguna característica de un programa concurrente.</text:p>
      <text:p text:style-name="P4">La capacidad para ejecutas múltiples tareas de manera simultánea, aprovechando los recursos del sistema. Además otros de sus beneficios son un mejor aprovechamiento de la CPU y la velocidad de ejecución.</text:p>
      <text:p text:style-name="P2"/>
      <text:p text:style-name="P2"/>
      <text:p text:style-name="P2">- <text:s/>¿Cuál es la ventaja de la concurrencia en los sistemas monoprocesador?</text:p>
      <text:p text:style-name="P5">La eficiencia y la capacidad de respuesta del sistema al permitir que varias tareas <text:span text:style-name="T1">se ejecuten de manera intercalada, es decir, aumenta el uso del tiempo disponible <text:s/>al cambiar rápido entre tareas.</text:span></text:p>
      <text:p text:style-name="P2"/>
      <text:p text:style-name="P2"/>
      <text:p text:style-name="P2">- ¿Cuáles son las diferencias entre multiprogramación y multiproceso?</text:p>
      <text:p text:style-name="P7"><text:span text:style-name="T2">La multiprogramación p</text:span>ermite que varios <text:span text:style-name="Strong_20_Emphasis"><text:span text:style-name="T3">programas</text:span></text:span> se carguen en la memoria principal y se ejecuten <text:span text:style-name="T1">alternándose</text:span> en un único procesador. <text:span text:style-name="T1">Además se intercalan las tareas para maximizar el uso del procesador.</text:span></text:p>
      <text:p text:style-name="P7"><text:span text:style-name="T1">El multiproceso permite </text:span>la ejecución simultánea de varios <text:span text:style-name="Strong_20_Emphasis"><text:span text:style-name="T3">procesos</text:span></text:span> en <text:span text:style-name="Strong_20_Emphasis"><text:span text:style-name="T3">múltiples</text:span></text:span><text:span text:style-name="Strong_20_Emphasis"> </text:span><text:span text:style-name="Strong_20_Emphasis"><text:span text:style-name="T3">procesadores</text:span></text:span><text:span text:style-name="Strong_20_Emphasis"> </text:span><text:span text:style-name="Strong_20_Emphasis"><text:span text:style-name="T3">o</text:span></text:span><text:span text:style-name="Strong_20_Emphasis"> </text:span><text:span text:style-name="Strong_20_Emphasis"><text:span text:style-name="T3">núcleos</text:span></text:span> de CPU, <text:span text:style-name="T1">es decir, se ejecutan varias tareas realmente al mismo tiempo dividiendo el trabajo entre procesadores.</text:span></text:p>
      <text:p text:style-name="P2"/>
      <text:p text:style-name="P2"/>
      <text:p text:style-name="P2">- ¿Cuáles son los dos problemas principales inherentes a la programación concurrente?</text:p>
      <text:p text:style-name="P6"><text:span text:style-name="T5">La exclusión mutua:</text:span> Varios procesos acceden a la misma variable a la vez para actualizarla. <text:span text:style-name="T6">Así que, para evitarlo, sólo uno de los procesos podrá acceder a ella para actualizarla y los demás deberán esperar.</text:span></text:p>
      <text:p text:style-name="P3">La condición de sincronización: <text:span text:style-name="T3">Hay que coordinar los procesos para sincronizar sus actividades. Puede que un proceso llegue a un estado en </text:span><text:span text:style-name="T4">e</text:span><text:span text:style-name="T3">l que no pueda continuar ejecutándose </text:span><text:span text:style-name="T4">hasta que otro proceso llegue a otro estado de su ejecución.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28:22.487662912</meta:creation-date>
    <dc:date>2024-10-07T10:54:46.303275707</dc:date>
    <meta:editing-duration>PT5M52S</meta:editing-duration>
    <meta:editing-cycles>1</meta:editing-cycles>
    <meta:document-statistic meta:table-count="0" meta:image-count="0" meta:object-count="0" meta:page-count="1" meta:paragraph-count="11" meta:word-count="242" meta:character-count="1562" meta:non-whitespace-character-count="1329"/>
    <meta:generator>LibreOffice/24.2.5.2$Linux_X86_64 LibreOffice_project/420$Build-2</meta:generator>
  </office:meta>
</office:document-meta>
</file>